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" svg:font-family="'Liberation San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style:font-name="Liberation San"/>
    </style:style>
    <style:style style:name="P2" style:family="paragraph" style:parent-style-name="Text_20_body">
      <style:text-properties style:font-name="Liberation San"/>
    </style:style>
    <style:style style:name="P3" style:family="paragraph" style:parent-style-name="Horizontal_20_Line">
      <style:text-properties style:font-name="Liberation San"/>
    </style:style>
    <style:style style:name="P4" style:family="paragraph" style:parent-style-name="Heading_20_2">
      <style:text-properties style:font-name="Liberation San"/>
    </style:style>
    <style:style style:name="P5" style:family="paragraph" style:parent-style-name="Text_20_body" style:list-style-name="L1"/>
    <style:style style:name="P6" style:family="paragraph" style:parent-style-name="Text_20_body" style:list-style-name="L2">
      <style:text-properties style:font-name="Liberation San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text-properties style:font-name="Liberation San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text-properties style:font-name="Liberation San"/>
    </style:style>
    <style:style style:name="P11" style:family="paragraph" style:parent-style-name="Text_20_body" style:list-style-name="L5"/>
    <style:style style:name="P12" style:family="paragraph" style:parent-style-name="Heading_20_3">
      <style:text-properties style:font-name="Liberation San"/>
    </style:style>
    <style:style style:name="P13" style:family="paragraph" style:parent-style-name="Text_20_body" style:list-style-name="L6">
      <style:text-properties style:font-name="Liberation San"/>
    </style:style>
    <style:style style:name="P14" style:family="paragraph" style:parent-style-name="Text_20_body" style:list-style-name="L7"/>
    <style:style style:name="P15" style:family="paragraph" style:parent-style-name="Text_20_body" style:list-style-name="L8"/>
    <style:style style:name="P16" style:family="paragraph" style:parent-style-name="Text_20_body" style:list-style-name="L9"/>
    <style:style style:name="P17" style:family="paragraph" style:parent-style-name="Text_20_body" style:list-style-name="L10"/>
    <style:style style:name="P18" style:family="paragraph" style:parent-style-name="Text_20_body" style:list-style-name="L10">
      <style:text-properties style:font-name="Liberation San"/>
    </style:style>
    <style:style style:name="P19" style:family="paragraph" style:parent-style-name="Text_20_body" style:list-style-name="L11"/>
    <style:style style:name="P20" style:family="paragraph" style:parent-style-name="Standard">
      <style:text-properties style:font-name="Liberation San"/>
    </style:style>
    <style:style style:name="T1" style:family="text">
      <style:text-properties style:font-name="Liberation San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45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OS-Servo-Decoders Manual</text:h>
      <text:p text:style-name="P2">Supports: OS-Servo-Decoder</text:p>
      <text:p text:style-name="P3"/>
      <text:h text:style-name="P4" text:outline-level="2">📘 Introduction</text:h>
      <text:p text:style-name="P2">The OS-Servo-Decoder is a simple and robust DCC accessory decoder designed for driving servo-based point motors. It supports modern model railroads with flexible configuration options, built-in frog polarity switching (optional), and direct control using both DCC accessory commands and locomotive functions (F1–F16).</text:p>
      <text:p text:style-name="P2">Models:</text:p>
      <text:list text:style-name="L1">
        <text:list-item>
          <text:p text:style-name="P5"><text:span text:style-name="Strong_20_Emphasis"><text:span text:style-name="T1">OS-Servo-Decoder-6-frog-relay</text:span></text:span><text:span text:style-name="T1"> — with 6 integrated frog relays</text:span></text:p>
        </text:list-item>
        <text:list-item>
          <text:p text:style-name="P5"><text:span text:style-name="Strong_20_Emphasis"><text:span text:style-name="T1">OS-Servo-Decoder-8</text:span></text:span><text:span text:style-name="T1"> — standard 8-servo model with 4-button interface</text:span></text:p>
        </text:list-item>
        <text:list-item>
          <text:p text:style-name="P5"><text:span text:style-name="Strong_20_Emphasis"><text:span text:style-name="T1">OS-Servo-Decoder-12</text:span></text:span><text:span text:style-name="T1"> — expanded version with 12 servo outputs</text:span></text:p>
        </text:list-item>
      </text:list>
      <text:p text:style-name="P2">All variants use the same operation, configuration logic and wiring principles.</text:p>
      <text:p text:style-name="P3"/>
      <text:h text:style-name="P4" text:outline-level="2">📚 Table of Contents</text:h>
      <text:list text:style-name="L2">
        <text:list-item>
          <text:p text:style-name="P6">📘 Introduction</text:p>
        </text:list-item>
        <text:list-item>
          <text:p text:style-name="P6">🔧 Features</text:p>
        </text:list-item>
        <text:list-item>
          <text:p text:style-name="P6">🔌 Connecting the Decoder</text:p>
        </text:list-item>
        <text:list-item>
          <text:p text:style-name="P6">💪 Operating the Servo Outputs</text:p>
        </text:list-item>
        <text:list-item>
          <text:p text:style-name="P6">🔀 Button Functions</text:p>
        </text:list-item>
        <text:list-item>
          <text:p text:style-name="P6">🛠️ DCC Configuration Mode</text:p>
          <text:list>
            <text:list-item>
              <text:p text:style-name="P6">🔦 Run vs Config Mode</text:p>
            </text:list-item>
            <text:list-item>
              <text:p text:style-name="P6">🌟 Storing Servo Positions</text:p>
            </text:list-item>
            <text:list-item>
              <text:p text:style-name="P6">🚗 Loco Function Mode</text:p>
            </text:list-item>
            <text:list-item>
              <text:p text:style-name="P6">⚖️ Address Offset</text:p>
            </text:list-item>
            <text:list-item>
              <text:p text:style-name="P6">⏰ Auto-Toggle with Throttle Speed</text:p>
            </text:list-item>
          </text:list>
        </text:list-item>
        <text:list-item>
          <text:p text:style-name="P6">📊 Summary</text:p>
        </text:list-item>
      </text:list>
      <text:p text:style-name="P3"><text:soft-page-break/></text:p>
      <text:h text:style-name="P4" text:outline-level="2">🔧 Features</text:h>
      <text:list text:style-name="L3">
        <text:list-item>
          <text:p text:style-name="P7"><text:span text:style-name="T1">Controls </text:span><text:span text:style-name="Strong_20_Emphasis"><text:span text:style-name="T1">up to 6, 8, or 12</text:span></text:span><text:span text:style-name="T1"> servos depending on variant</text:span></text:p>
        </text:list-item>
        <text:list-item>
          <text:p text:style-name="P7"><text:span text:style-name="T1">Uses </text:span><text:span text:style-name="Strong_20_Emphasis"><text:span text:style-name="T1">pluggable screw terminals</text:span></text:span><text:span text:style-name="T1"> for easy wiring</text:span></text:p>
        </text:list-item>
        <text:list-item>
          <text:p text:style-name="P7"><text:span text:style-name="T1">Built-in </text:span><text:span text:style-name="Strong_20_Emphasis"><text:span text:style-name="T1">frog relay control</text:span></text:span><text:span text:style-name="T1"> on 6-channel model</text:span></text:p>
        </text:list-item>
        <text:list-item>
          <text:p text:style-name="P8">Fully supports:</text:p>
          <text:list>
            <text:list-item>
              <text:p text:style-name="P7"><text:span text:style-name="Strong_20_Emphasis"><text:span text:style-name="T1">Standard turnout movement</text:span></text:span></text:p>
            </text:list-item>
            <text:list-item>
              <text:p text:style-name="P7"><text:span text:style-name="Strong_20_Emphasis"><text:span text:style-name="T1">Polarity switching</text:span></text:span><text:span text:style-name="T1"> (where supported)</text:span></text:p>
            </text:list-item>
            <text:list-item>
              <text:p text:style-name="P7"><text:span text:style-name="Strong_20_Emphasis"><text:span text:style-name="T1">Adjustable servo end positions</text:span></text:span><text:span text:style-name="T1"> (via buttons)</text:span></text:p>
            </text:list-item>
          </text:list>
        </text:list-item>
        <text:list-item>
          <text:p text:style-name="P7"><text:span text:style-name="Strong_20_Emphasis"><text:span text:style-name="T1">Standalone configuration</text:span></text:span><text:span text:style-name="T1">: no PC, CVs or programmers required</text:span></text:p>
        </text:list-item>
        <text:list-item>
          <text:p text:style-name="P7"><text:span text:style-name="T1">Optional </text:span><text:span text:style-name="Strong_20_Emphasis"><text:span text:style-name="T1">DCC locomotive function control</text:span></text:span><text:span text:style-name="T1"> (F1–F16)</text:span></text:p>
        </text:list-item>
        <text:list-item>
          <text:p text:style-name="P7"><text:span text:style-name="T1">Supports </text:span><text:span text:style-name="Strong_20_Emphasis"><text:span text:style-name="T1">Roco 4-address offset</text:span></text:span></text:p>
        </text:list-item>
        <text:list-item>
          <text:p text:style-name="P7"><text:span text:style-name="T1">Configurable </text:span><text:span text:style-name="Strong_20_Emphasis"><text:span text:style-name="T1">auto-toggling mode with speed control</text:span></text:span></text:p>
        </text:list-item>
        <text:list-item>
          <text:p text:style-name="P8">Easy pushbutton interface: select, toggle, fine-adjust</text:p>
        </text:list-item>
      </text:list>
      <text:p text:style-name="P3"/>
      <text:h text:style-name="P4" text:outline-level="2">🔌 Connecting the Decoder</text:h>
      <text:p text:style-name="P2">The OS-Servo-Decoders use the same wiring layout as the OS-Solenoid-Decoder:</text:p>
      <text:list text:style-name="L4">
        <text:list-item>
          <text:p text:style-name="P9"><text:span text:style-name="Strong_20_Emphasis"><text:span text:style-name="T1">Top header</text:span></text:span><text:span text:style-name="T1">: Connect either DCC track voltage or a DC power supply (max 19V)</text:span></text:p>
        </text:list-item>
        <text:list-item>
          <text:p text:style-name="P9"><text:span text:style-name="Strong_20_Emphasis"><text:span text:style-name="T1">⚠️ Important</text:span></text:span><text:span text:style-name="T1">: Do </text:span><text:span text:style-name="Strong_20_Emphasis"><text:span text:style-name="T1">not</text:span></text:span><text:span text:style-name="T1"> use AC voltage</text:span></text:p>
        </text:list-item>
        <text:list-item>
          <text:p text:style-name="P9"><text:span text:style-name="Strong_20_Emphasis"><text:span text:style-name="T1">Servo headers</text:span></text:span><text:span text:style-name="T1">: Connect each servo motor to the 3-pin connector</text:span></text:p>
          <text:list>
            <text:list-item>
              <text:p text:style-name="P9"><text:span text:style-name="T1">Standard layout: </text:span><text:span text:style-name="Strong_20_Emphasis"><text:span text:style-name="T1">GND — +5V — Signal</text:span></text:span></text:p>
            </text:list-item>
          </text:list>
        </text:list-item>
        <text:list-item>
          <text:p text:style-name="P10">On the 6-relay model:</text:p>
          <text:list>
            <text:list-item>
              <text:p text:style-name="P9"><text:span text:style-name="Strong_20_Emphasis"><text:span text:style-name="T1">Screw terminals</text:span></text:span><text:span text:style-name="T1"> for frog connections</text:span></text:p>
            </text:list-item>
            <text:list-item>
              <text:p text:style-name="P9"><text:span text:style-name="Strong_20_Emphasis"><text:span text:style-name="T1">Rail power input</text:span></text:span><text:span text:style-name="T1"> for switching frog polarity</text:span></text:p>
            </text:list-item>
          </text:list>
        </text:list-item>
      </text:list>
      <text:p text:style-name="P3"/>
      <text:h text:style-name="P4" text:outline-level="2"><text:soft-page-break/>💪 Operating the Servo Outputs</text:h>
      <text:p text:style-name="P2">Each decoder includes four buttons:</text:p>
      <text:list text:style-name="L5">
        <text:list-item>
          <text:p text:style-name="P11"><text:span text:style-name="Strong_20_Emphasis"><text:span text:style-name="T1">UP</text:span></text:span><text:span text:style-name="T1"> and </text:span><text:span text:style-name="Strong_20_Emphasis"><text:span text:style-name="T1">DOWN</text:span></text:span><text:span text:style-name="T1">: Adjust the current position of the selected motor</text:span></text:p>
        </text:list-item>
        <text:list-item>
          <text:p text:style-name="P11"><text:span text:style-name="Strong_20_Emphasis"><text:span text:style-name="T1">TOGGLE (short press)</text:span></text:span><text:span text:style-name="T1">: Toggle motor between its two stored positions</text:span></text:p>
        </text:list-item>
        <text:list-item>
          <text:p text:style-name="P11"><text:span text:style-name="Strong_20_Emphasis"><text:span text:style-name="T1">TOGGLE (long press)</text:span></text:span><text:span text:style-name="T1">: Invert the frog relay direction (6-channel variant only)</text:span></text:p>
        </text:list-item>
        <text:list-item>
          <text:p text:style-name="P11"><text:span text:style-name="Strong_20_Emphasis"><text:span text:style-name="T1">SELECT (short press)</text:span></text:span><text:span text:style-name="T1">: Select the next servo</text:span></text:p>
        </text:list-item>
        <text:list-item>
          <text:p text:style-name="P11"><text:span text:style-name="Strong_20_Emphasis"><text:span text:style-name="T1">SELECT (long press)</text:span></text:span><text:span text:style-name="T1">: Assign a new DCC accessory address to selected motor</text:span></text:p>
        </text:list-item>
      </text:list>
      <text:p text:style-name="P3"/>
      <text:h text:style-name="P4" text:outline-level="2">🛠️ DCC Configuration Mode</text:h>
      <text:p text:style-name="P2">The decoder supports an advanced DCC configuration mode that works entirely from your throttle.</text:p>
      <text:h text:style-name="P12" text:outline-level="3">🔦 Run vs Config Mode</text:h>
      <text:p text:style-name="Text_20_body"><text:span text:style-name="T1">When powered, the decoder is normally in </text:span><text:span text:style-name="Strong_20_Emphasis"><text:span text:style-name="T1">Run Mode</text:span></text:span><text:span text:style-name="T1">. To enter </text:span><text:span text:style-name="Strong_20_Emphasis"><text:span text:style-name="T1">Config Mode</text:span></text:span><text:span text:style-name="T1">, send a DCC accessory command </text:span><text:span text:style-name="Strong_20_Emphasis"><text:span text:style-name="T1">from locomotive address 9999</text:span></text:span><text:span text:style-name="T1">, with the following:</text:span></text:p>
      <text:list text:style-name="L6">
        <text:list-item>
          <text:p text:style-name="P13">Speed = 0</text:p>
        </text:list-item>
        <text:list-item>
          <text:p text:style-name="P13">F0, F1, F2 = OFF</text:p>
        </text:list-item>
      </text:list>
      <text:p text:style-name="P2">This only works if the motor was last moved via DCC loco control. In config mode, you can send function keys to change behavior.</text:p>
      <text:p text:style-name="P3"/>
      <text:h text:style-name="P12" text:outline-level="3">🌟 Storing Servo Positions</text:h>
      <text:p text:style-name="Text_20_body"><text:span text:style-name="T1">While in </text:span><text:span text:style-name="Strong_20_Emphasis"><text:span text:style-name="T1">Run Mode</text:span></text:span><text:span text:style-name="T1">, use these functions to program:</text:span></text:p>
      <text:list text:style-name="L7">
        <text:list-item>
          <text:p text:style-name="P14"><text:span text:style-name="Strong_20_Emphasis"><text:span text:style-name="T1">F1 = ON</text:span></text:span><text:span text:style-name="T1"> ➔ Save current position as </text:span><text:span text:style-name="Strong_20_Emphasis"><text:span text:style-name="T1">CURVED</text:span></text:span></text:p>
        </text:list-item>
        <text:list-item>
          <text:p text:style-name="P14"><text:span text:style-name="Strong_20_Emphasis"><text:span text:style-name="T1">F2 = ON</text:span></text:span><text:span text:style-name="T1"> ➔ Save current position as </text:span><text:span text:style-name="Strong_20_Emphasis"><text:span text:style-name="T1">STRAIGHT</text:span></text:span></text:p>
        </text:list-item>
        <text:list-item>
          <text:p text:style-name="P14"><text:span text:style-name="Strong_20_Emphasis"><text:span text:style-name="T1">F3 = ON</text:span></text:span><text:span text:style-name="T1"> ➔ Invert frog relay (6-relay model only)</text:span></text:p>
        </text:list-item>
        <text:list-item>
          <text:p text:style-name="P14"><text:span text:style-name="Strong_20_Emphasis"><text:span text:style-name="T1">F0 = OFF</text:span></text:span><text:span text:style-name="T1"> ➔ Exit Run Mode</text:span></text:p>
        </text:list-item>
      </text:list>
      <text:p text:style-name="P3"/>
      <text:h text:style-name="P12" text:outline-level="3"><text:soft-page-break/>🚗 Loco Function Modes</text:h>
      <text:p text:style-name="Text_20_body"><text:span text:style-name="T1">In </text:span><text:span text:style-name="Strong_20_Emphasis"><text:span text:style-name="T1">Config Mode</text:span></text:span><text:span text:style-name="T1">, you can choose to control the decoder using </text:span><text:span text:style-name="Strong_20_Emphasis"><text:span text:style-name="T1">loco function keys</text:span></text:span><text:span text:style-name="T1"> instead of accessory commands.</text:span></text:p>
      <text:list text:style-name="L8">
        <text:list-item>
          <text:p text:style-name="P15"><text:span text:style-name="Strong_20_Emphasis"><text:span text:style-name="T1">F4 = ON</text:span></text:span><text:span text:style-name="T1"> ➔ Disable loco control (default)</text:span></text:p>
        </text:list-item>
        <text:list-item>
          <text:p text:style-name="P15"><text:span text:style-name="Strong_20_Emphasis"><text:span text:style-name="T1">F5 = ON</text:span></text:span><text:span text:style-name="T1"> ➔ Enable loco function mode (F1–F16) — uses 1 address</text:span></text:p>
        </text:list-item>
        <text:list-item>
          <text:p text:style-name="P15"><text:span text:style-name="Strong_20_Emphasis"><text:span text:style-name="T1">F6 = ON</text:span></text:span><text:span text:style-name="T1"> ➔ Enable 4-function mode (F1–F4) — uses 2 addresses</text:span></text:p>
        </text:list-item>
      </text:list>
      <text:p text:style-name="Text_20_body"><text:span text:style-name="T1">This allows ultra-fast switching using throttles like </text:span><text:span text:style-name="Strong_20_Emphasis"><text:span text:style-name="T1">Roco Lokmaus</text:span></text:span><text:span text:style-name="T1"> or </text:span><text:span text:style-name="Strong_20_Emphasis"><text:span text:style-name="T1">Multimaus</text:span></text:span><text:span text:style-name="T1">.</text:span></text:p>
      <text:p text:style-name="P3"/>
      <text:h text:style-name="P12" text:outline-level="3">⚖️ Address Offset</text:h>
      <text:p text:style-name="Text_20_body"><text:span text:style-name="T1">To compensate for </text:span><text:span text:style-name="Strong_20_Emphasis"><text:span text:style-name="T1">Roco’s offset of 4</text:span></text:span><text:span text:style-name="T1">, use:</text:span></text:p>
      <text:list text:style-name="L9">
        <text:list-item>
          <text:p text:style-name="P16"><text:span text:style-name="Strong_20_Emphasis"><text:span text:style-name="T1">F7 = ON</text:span></text:span><text:span text:style-name="T1"> ➔ Enable 4-address offset</text:span></text:p>
        </text:list-item>
      </text:list>
      <text:p text:style-name="P3"/>
      <text:h text:style-name="P12" text:outline-level="3">⏰ Auto-Toggle Mode</text:h>
      <text:p text:style-name="P2">Enable auto-toggling of a selected motor:</text:p>
      <text:list text:style-name="L10">
        <text:list-item>
          <text:p text:style-name="P17"><text:span text:style-name="Strong_20_Emphasis"><text:span text:style-name="T1">F8 = ON</text:span></text:span><text:span text:style-name="T1"> ➔ Motor toggles every 5 seconds</text:span></text:p>
          <text:list>
            <text:list-item>
              <text:p text:style-name="P18">Speed is controlled by throttle</text:p>
            </text:list-item>
            <text:list-item>
              <text:p text:style-name="P17"><text:span text:style-name="T1">Throttle direction does </text:span><text:span text:style-name="Strong_20_Emphasis"><text:span text:style-name="T1">not</text:span></text:span><text:span text:style-name="T1"> matter</text:span></text:p>
            </text:list-item>
            <text:list-item>
              <text:p text:style-name="P18">Throttle 0 = slow, Max = fast</text:p>
            </text:list-item>
          </text:list>
        </text:list-item>
      </text:list>
      <text:p text:style-name="P2">In this mode, the motor is no longer slaved to throttle function keys.</text:p>
      <text:p text:style-name="P3"/>
      <text:h text:style-name="P4" text:outline-level="2">📊 Summary</text:h>
      <text:list text:style-name="L11">
        <text:list-item>
          <text:p text:style-name="P19"><text:span text:style-name="T1">Use the </text:span><text:span text:style-name="Strong_20_Emphasis"><text:span text:style-name="T1">buttons</text:span></text:span><text:span text:style-name="T1"> for direct setup and servo adjustment</text:span></text:p>
        </text:list-item>
        <text:list-item>
          <text:p text:style-name="P19"><text:span text:style-name="T1">Use </text:span><text:span text:style-name="Strong_20_Emphasis"><text:span text:style-name="T1">DCC loco address 9999</text:span></text:span><text:span text:style-name="T1"> with </text:span><text:span text:style-name="Strong_20_Emphasis"><text:span text:style-name="T1">F0, F1, F2 OFF</text:span></text:span><text:span text:style-name="T1"> to enter config mode</text:span></text:p>
        </text:list-item>
        <text:list-item>
          <text:p text:style-name="P19"><text:span text:style-name="T1">Use </text:span><text:span text:style-name="Strong_20_Emphasis"><text:span text:style-name="T1">F1/F2</text:span></text:span><text:span text:style-name="T1"> to store servo positions</text:span></text:p>
        </text:list-item>
        <text:list-item>
          <text:p text:style-name="P19"><text:span text:style-name="T1">Use </text:span><text:span text:style-name="Strong_20_Emphasis"><text:span text:style-name="T1">F4–F8</text:span></text:span><text:span text:style-name="T1"> to enable loco function control, address offset or toggle modes</text:span></text:p>
        </text:list-item>
      </text:list>
      <text:p text:style-name="P2">All OS-Servo-Decoders share this interface and logic. No computer needed. No CVs. Just wire it, address it, and run it.</text:p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" svg:font-family="'Liberation San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0T22:01:42.090000000</meta:creation-date>
    <dc:date>2025-07-22T11:16:16.571391700</dc:date>
    <meta:editing-duration>PT19M41S</meta:editing-duration>
    <meta:editing-cycles>2</meta:editing-cycles>
    <meta:generator>LibreOffice/25.2.4.3$Windows_X86_64 LibreOffice_project/33e196637044ead23f5c3226cde09b47731f7e27</meta:generator>
    <meta:document-statistic meta:table-count="0" meta:image-count="0" meta:object-count="0" meta:page-count="4" meta:paragraph-count="86" meta:word-count="709" meta:character-count="4043" meta:non-whitespace-character-count="3475"/>
  </office:meta>
</office:document-meta>
</file>